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9ffe" officeooo:paragraph-rsid="001f9ffe"/>
    </style:style>
    <style:style style:name="P2" style:family="paragraph" style:parent-style-name="Standard">
      <style:text-properties fo:font-weight="bold" officeooo:rsid="0029f7b7" officeooo:paragraph-rsid="0029f7b7" style:font-weight-asian="bold" style:font-weight-complex="bold"/>
    </style:style>
    <style:style style:name="P3" style:family="paragraph" style:parent-style-name="Standard">
      <style:text-properties fo:font-weight="bold" officeooo:rsid="002b6c11" officeooo:paragraph-rsid="002b6c11" style:font-weight-asian="bold" style:font-weight-complex="bold"/>
    </style:style>
    <style:style style:name="P4" style:family="paragraph" style:parent-style-name="Standard">
      <style:text-properties fo:font-weight="bold" officeooo:rsid="00321f0c" officeooo:paragraph-rsid="00321f0c" style:font-weight-asian="bold" style:font-weight-complex="bold"/>
    </style:style>
    <style:style style:name="P5" style:family="paragraph" style:parent-style-name="Standard">
      <style:text-properties fo:font-weight="bold" officeooo:rsid="00364d69" officeooo:paragraph-rsid="00364d69" style:font-weight-asian="bold" style:font-weight-complex="bold"/>
    </style:style>
    <style:style style:name="P6" style:family="paragraph" style:parent-style-name="Standard">
      <style:text-properties fo:font-weight="bold" officeooo:rsid="00367c6f" officeooo:paragraph-rsid="00367c6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f9ffe" officeooo:paragraph-rsid="001f9ffe" style:font-weight-asian="bold" style:font-weight-complex="bold"/>
    </style:style>
    <style:style style:name="P8" style:family="paragraph" style:parent-style-name="Standard">
      <style:text-properties officeooo:rsid="00229d86" officeooo:paragraph-rsid="00229d86"/>
    </style:style>
    <style:style style:name="P9" style:family="paragraph" style:parent-style-name="Standard">
      <style:text-properties officeooo:rsid="00243469" officeooo:paragraph-rsid="00243469"/>
    </style:style>
    <style:style style:name="P10" style:family="paragraph" style:parent-style-name="Standard">
      <style:text-properties officeooo:rsid="0025666b" officeooo:paragraph-rsid="0025666b"/>
    </style:style>
    <style:style style:name="P11" style:family="paragraph" style:parent-style-name="Standard">
      <style:text-properties officeooo:rsid="0026ea72" officeooo:paragraph-rsid="0026ea72"/>
    </style:style>
    <style:style style:name="P12" style:family="paragraph" style:parent-style-name="Standard">
      <style:text-properties officeooo:rsid="0027fed4" officeooo:paragraph-rsid="0027fed4"/>
    </style:style>
    <style:style style:name="P13" style:family="paragraph" style:parent-style-name="Standard">
      <style:text-properties officeooo:rsid="0028d58f" officeooo:paragraph-rsid="0028d58f"/>
    </style:style>
    <style:style style:name="P14" style:family="paragraph" style:parent-style-name="Standard">
      <style:text-properties officeooo:rsid="0029f7b7" officeooo:paragraph-rsid="0029f7b7"/>
    </style:style>
    <style:style style:name="P15" style:family="paragraph" style:parent-style-name="Standard">
      <style:text-properties officeooo:rsid="002aaf0e" officeooo:paragraph-rsid="002aaf0e"/>
    </style:style>
    <style:style style:name="P16" style:family="paragraph" style:parent-style-name="Standard">
      <style:text-properties officeooo:rsid="002b6c11" officeooo:paragraph-rsid="002b6c11"/>
    </style:style>
    <style:style style:name="P17" style:family="paragraph" style:parent-style-name="Standard">
      <style:text-properties officeooo:rsid="002eb2f6" officeooo:paragraph-rsid="002eb2f6"/>
    </style:style>
    <style:style style:name="P18" style:family="paragraph" style:parent-style-name="Standard">
      <style:text-properties officeooo:rsid="002f7da0" officeooo:paragraph-rsid="002f7da0"/>
    </style:style>
    <style:style style:name="P19" style:family="paragraph" style:parent-style-name="Standard">
      <style:text-properties officeooo:rsid="003096a9" officeooo:paragraph-rsid="003096a9"/>
    </style:style>
    <style:style style:name="P20" style:family="paragraph" style:parent-style-name="Standard">
      <style:text-properties officeooo:rsid="00321f0c" officeooo:paragraph-rsid="00321f0c"/>
    </style:style>
    <style:style style:name="P21" style:family="paragraph" style:parent-style-name="Standard">
      <style:text-properties officeooo:rsid="003313a6" officeooo:paragraph-rsid="003313a6"/>
    </style:style>
    <style:style style:name="P22" style:family="paragraph" style:parent-style-name="Standard">
      <style:text-properties officeooo:rsid="00331731" officeooo:paragraph-rsid="00331731"/>
    </style:style>
    <style:style style:name="P23" style:family="paragraph" style:parent-style-name="Standard">
      <style:text-properties officeooo:rsid="0035600f" officeooo:paragraph-rsid="0035600f"/>
    </style:style>
    <style:style style:name="P24" style:family="paragraph" style:parent-style-name="Standard">
      <style:text-properties officeooo:rsid="00364d69" officeooo:paragraph-rsid="00364d69"/>
    </style:style>
    <style:style style:name="P25" style:family="paragraph" style:parent-style-name="Standard">
      <style:text-properties officeooo:rsid="00367c6f" officeooo:paragraph-rsid="00367c6f"/>
    </style:style>
    <style:style style:name="P26" style:family="paragraph" style:parent-style-name="Standard">
      <style:text-properties officeooo:rsid="0036bbf2" officeooo:paragraph-rsid="0036bbf2"/>
    </style:style>
    <style:style style:name="P27" style:family="paragraph" style:parent-style-name="Preformatted_20_Text">
      <style:text-properties officeooo:rsid="00229d86" officeooo:paragraph-rsid="00229d86"/>
    </style:style>
    <style:style style:name="P28" style:family="paragraph" style:parent-style-name="Preformatted_20_Text">
      <style:text-properties officeooo:rsid="0029f7b7" officeooo:paragraph-rsid="0029f7b7"/>
    </style:style>
    <style:style style:name="P29" style:family="paragraph" style:parent-style-name="Preformatted_20_Text">
      <style:text-properties officeooo:rsid="002aaf0e" officeooo:paragraph-rsid="002aaf0e"/>
    </style:style>
    <style:style style:name="P30" style:family="paragraph" style:parent-style-name="Preformatted_20_Text">
      <style:text-properties officeooo:rsid="002eb2f6" officeooo:paragraph-rsid="002eb2f6"/>
    </style:style>
    <style:style style:name="P31" style:family="paragraph" style:parent-style-name="Preformatted_20_Text">
      <style:text-properties officeooo:rsid="002f7da0" officeooo:paragraph-rsid="002f7da0"/>
    </style:style>
    <style:style style:name="P32" style:family="paragraph" style:parent-style-name="Preformatted_20_Text">
      <style:text-properties officeooo:rsid="003096a9" officeooo:paragraph-rsid="003096a9"/>
    </style:style>
    <style:style style:name="P33" style:family="paragraph" style:parent-style-name="Preformatted_20_Text">
      <style:text-properties officeooo:rsid="00321f0c" officeooo:paragraph-rsid="00321f0c"/>
    </style:style>
    <style:style style:name="P34" style:family="paragraph" style:parent-style-name="Preformatted_20_Text">
      <style:text-properties officeooo:rsid="003313a6" officeooo:paragraph-rsid="003313a6"/>
    </style:style>
    <style:style style:name="P35" style:family="paragraph" style:parent-style-name="Preformatted_20_Text">
      <style:text-properties officeooo:rsid="0035600f" officeooo:paragraph-rsid="0035600f"/>
    </style:style>
    <style:style style:name="P36" style:family="paragraph" style:parent-style-name="Preformatted_20_Text">
      <style:text-properties officeooo:rsid="00364d69" officeooo:paragraph-rsid="00364d69"/>
    </style:style>
    <style:style style:name="P37" style:family="paragraph" style:parent-style-name="Preformatted_20_Text">
      <style:text-properties officeooo:rsid="00367c6f" officeooo:paragraph-rsid="00367c6f"/>
    </style:style>
    <style:style style:name="P3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2a5450"/>
    </style:style>
    <style:style style:name="T2" style:family="text">
      <style:text-properties officeooo:rsid="003096a9"/>
    </style:style>
    <style:style style:name="T3" style:family="text">
      <style:text-properties fo:font-size="14pt"/>
    </style:style>
    <style:style style:name="T4" style:family="text">
      <style:text-properties officeooo:rsid="00364d69"/>
    </style:style>
    <style:style style:name="T5" style:family="text">
      <style:text-properties fo:language="pt" fo:country="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a e Hora com CakePHP 3</text:p>
      <text:p text:style-name="P1"/>
      <text:p text:style-name="P1"/>
      <text:p text:style-name="P8">class Cake\I18n\Time</text:p>
      <text:p text:style-name="P8"/>
      <text:p text:style-name="P8">Se você precisa das funcionalidades do TimeHelper fora de uma View, então use a classe Time:</text:p>
      <text:p text:style-name="P8"/>
      <text:p text:style-name="P27">use Cake\I18n\Time;</text:p>
      <text:p text:style-name="Preformatted_20_Text"/>
      <text:p text:style-name="Preformatted_20_Text">class UsersController extends AppController</text:p>
      <text:p text:style-name="Preformatted_20_Text">{</text:p>
      <text:p text:style-name="Preformatted_20_Text"><text:s text:c="4"/>public function initialize()</text:p>
      <text:p text:style-name="Preformatted_20_Text"><text:s text:c="4"/>{</text:p>
      <text:p text:style-name="Preformatted_20_Text"><text:s text:c="8"/>parent::initialize();</text:p>
      <text:p text:style-name="Preformatted_20_Text"><text:s text:c="8"/>$this-&gt;loadComponent('Auth');</text:p>
      <text:p text:style-name="Preformatted_20_Text"><text:s text:c="4"/>}</text:p>
      <text:p text:style-name="Preformatted_20_Text"/>
      <text:p text:style-name="Preformatted_20_Text"><text:s text:c="4"/>public function afterLogin()</text:p>
      <text:p text:style-name="Preformatted_20_Text"><text:s text:c="4"/>{</text:p>
      <text:p text:style-name="Preformatted_20_Text"><text:s text:c="8"/>$time = new Time($this-&gt;Auth-&gt;user('date_of_birth'));</text:p>
      <text:p text:style-name="Preformatted_20_Text"><text:s text:c="8"/>if ($time-&gt;isToday()) {</text:p>
      <text:p text:style-name="Preformatted_20_Text"><text:s text:c="12"/>// Greet user with a happy birthday message</text:p>
      <text:p text:style-name="Preformatted_20_Text"><text:s text:c="12"/>$this-&gt;Flash-&gt;success(__('Happy birthday to you...'));</text:p>
      <text:p text:style-name="Preformatted_20_Text"><text:s text:c="8"/>}</text:p>
      <text:p text:style-name="Preformatted_20_Text"><text:s text:c="4"/>}</text:p>
      <text:p text:style-name="P38">}</text:p>
      <text:p text:style-name="P9">CakePHP usa Chronos para dar poder ao seu utilitário Timer. Qualquer coisa que você possa fazer com Chronos e DateTime você pode fazer com Time e Date:</text:p>
      <text:p text:style-name="P9"/>
      <text:p text:style-name="P10"><text:a xlink:type="simple" xlink:href="https://github.com/cakephp/chronos" text:style-name="Internet_20_link" text:visited-style-name="Visited_20_Internet_20_Link">https://github.com/cakephp/chronos</text:a></text:p>
      <text:p text:style-name="P13"><text:a xlink:type="simple" xlink:href="http://api.cakephp.org/chronos/1.0/" text:style-name="Internet_20_link" text:visited-style-name="Visited_20_Internet_20_Link">http://api.cakephp.org/chronos/1.0/</text:a> </text:p>
      <text:p text:style-name="P10"/>
      <text:p text:style-name="P11">Antes da versão 3.2 o CakePHP usava Carbon:</text:p>
      <text:p text:style-name="P12"><text:a xlink:type="simple" xlink:href="https://github.com/briannesbitt/Carbon" text:style-name="Internet_20_link" text:visited-style-name="Visited_20_Internet_20_Link">https://github.com/briannesbitt/Carbon</text:a></text:p>
      <text:p text:style-name="P12"/>
      <text:p text:style-name="P2"/>
      <text:p text:style-name="P2">Criando Instâncias de Time</text:p>
      <text:p text:style-name="P14"/>
      <text:p text:style-name="P14">Existem algumas maneiras de criar instâncias de Time:</text:p>
      <text:p text:style-name="P14"/>
      <text:p text:style-name="P28">use Cake\I18n\Time;</text:p>
      <text:p text:style-name="Preformatted_20_Text"/>
      <text:p text:style-name="Preformatted_20_Text">// Create from a string datetime.</text:p>
      <text:p text:style-name="Preformatted_20_Text">$time = Time::createFromFormat(</text:p>
      <text:p text:style-name="Preformatted_20_Text"><text:s text:c="4"/>'Y-m-d H:i:s',</text:p>
      <text:p text:style-name="Preformatted_20_Text"><text:s text:c="4"/>$datetime,</text:p>
      <text:p text:style-name="Preformatted_20_Text"><text:s text:c="4"/>'America/<text:span text:style-name="T1">Fortaleza</text:span>'</text:p>
      <text:p text:style-name="Preformatted_20_Text">);</text:p>
      <text:p text:style-name="Preformatted_20_Text"/>
      <text:p text:style-name="Preformatted_20_Text">// Create from a timestamp</text:p>
      <text:p text:style-name="Preformatted_20_Text">$time = Time::createFromTimestamp($ts);</text:p>
      <text:p text:style-name="Preformatted_20_Text"/>
      <text:p text:style-name="Preformatted_20_Text">// Get the current time.</text:p>
      <text:p text:style-name="Preformatted_20_Text">$time = Time::now();</text:p>
      <text:p text:style-name="Preformatted_20_Text"/>
      <text:p text:style-name="Preformatted_20_Text">// Or just use 'new'</text:p>
      <text:p text:style-name="Preformatted_20_Text"><text:soft-page-break/>$time = new Time('2014-01-10 11:11', 'America/New_York');</text:p>
      <text:p text:style-name="Preformatted_20_Text"/>
      <text:p text:style-name="P38">$time = new Time('2 hours ago');</text:p>
      <text:p text:style-name="P15">Mais:</text:p>
      <text:p text:style-name="P29">// Fixate time.</text:p>
      <text:p text:style-name="Preformatted_20_Text">$now = new Time('2014-04-12 12:22:30');</text:p>
      <text:p text:style-name="Preformatted_20_Text">Time::setTestNow($now);</text:p>
      <text:p text:style-name="Preformatted_20_Text"/>
      <text:p text:style-name="Preformatted_20_Text">// Returns '2014-04-12 12:22:30'</text:p>
      <text:p text:style-name="Preformatted_20_Text">$now = Time::now();</text:p>
      <text:p text:style-name="Preformatted_20_Text"/>
      <text:p text:style-name="Preformatted_20_Text">// Returns '2014-04-12 12:22:30'</text:p>
      <text:p text:style-name="P38">$now = Time::parse('now');</text:p>
      <text:p text:style-name="P3">Manipulação</text:p>
      <text:p text:style-name="P16"/>
      <text:p text:style-name="P16">Depois de criada a instância podemos manipular as instâncias de Time usando métodos setters.</text:p>
      <text:p text:style-name="P16"/>
      <text:p text:style-name="P16">$now = Time::now();</text:p>
      <text:p text:style-name="P16">$now-&gt;year(2016)</text:p>
      <text:p text:style-name="P16"><text:tab/>-&gt;month(08)</text:p>
      <text:p text:style-name="P16"><text:tab/>-&gt;day(31);</text:p>
      <text:p text:style-name="P16"/>
      <text:p text:style-name="P17">Também podemos usar os métodos providos pelo PHP embutidos na classe DateTime:</text:p>
      <text:p text:style-name="P17"/>
      <text:p text:style-name="P30">$now-&gt;setDate(2016, 08, 31);</text:p>
      <text:p text:style-name="P17"/>
      <text:p text:style-name="P18">Datas podem ser modificdas através da subtração e adição de seus componentes:</text:p>
      <text:p text:style-name="P18"/>
      <text:p text:style-name="P31">$now = Time::now();</text:p>
      <text:p text:style-name="Preformatted_20_Text">$now-&gt;subDays(5);</text:p>
      <text:p text:style-name="Preformatted_20_Text">$now-&gt;addMonth(1);</text:p>
      <text:p text:style-name="Preformatted_20_Text"/>
      <text:p text:style-name="Preformatted_20_Text">// Using strtotime strings.</text:p>
      <text:p text:style-name="P38">$now-&gt;modify('+5 days');</text:p>
      <text:p text:style-name="P19">Você pode receber os componentes internos da data acessando suas propriedades:</text:p>
      <text:p text:style-name="P19"/>
      <text:p text:style-name="P32">$now = Time::now();</text:p>
      <text:p text:style-name="Preformatted_20_Text">echo $now-&gt;year; // 2014</text:p>
      <text:p text:style-name="Preformatted_20_Text">echo $now-&gt;month; // 5</text:p>
      <text:p text:style-name="Preformatted_20_Text">echo $now-&gt;day; // 10</text:p>
      <text:p text:style-name="P38">echo $now-&gt;timezone; // America/<text:span text:style-name="T2">Fortaleza</text:span></text:p>
      <text:p text:style-name="P20">Também é permitido assinalar diretamente essas propriedades para modificar a data:</text:p>
      <text:p text:style-name="P20"/>
      <text:p text:style-name="P33">$time-&gt;year = 2015;</text:p>
      <text:p text:style-name="P38">$time-&gt;timezone = 'Europe/Paris';</text:p>
      <text:p text:style-name="P4">Formatando</text:p>
      <text:p text:style-name="P20"/>
      <text:p text:style-name="P20"><text:span text:style-name="Emphasis">static </text:span><text:span text:style-name="Teletype">Cake\I18n\Time::setJsonEncodeFormat</text:span><text:span text:style-name="T3">(</text:span><text:span text:style-name="Emphasis">$format</text:span><text:span text:style-name="T3">)</text:span> </text:p>
      <text:p text:style-name="P14"/>
      <text:p text:style-name="P21">O método configura o formato default usado quando convertendo um objeto para json:</text:p>
      <text:p text:style-name="P34">Time::setJsonEncodeFormat('yyyy-MM-dd HH:mm:ss');</text:p>
      <text:p text:style-name="P22"><text:soft-page-break/>Este método precisa ser chamado estaticamente.</text:p>
      <text:p text:style-name="P22"/>
      <text:p text:style-name="P22"><text:span text:style-name="Teletype">Cake\I18n\Time::i18nFormat</text:span><text:span text:style-name="T3">(</text:span><text:span text:style-name="Emphasis">$format = null</text:span>, <text:span text:style-name="Emphasis">$timezone = null</text:span>, <text:span text:style-name="Emphasis">$locale = null</text:span><text:span text:style-name="T3">)</text:span> </text:p>
      <text:p text:style-name="P22"/>
      <text:p text:style-name="P23">Algo bem comum a fazer com instâncias de Time é imprimir as datas formatadas. Veja:</text:p>
      <text:p text:style-name="P23"/>
      <text:p text:style-name="P35">$now = Time::parse('2014-10-31');</text:p>
      <text:p text:style-name="Preformatted_20_Text"/>
      <text:p text:style-name="Preformatted_20_Text">// Prints a localized datetime stamp.</text:p>
      <text:p text:style-name="Preformatted_20_Text">echo $now;</text:p>
      <text:p text:style-name="Preformatted_20_Text"/>
      <text:p text:style-name="Preformatted_20_Text">// Outputs '10/31/14, 12:00 AM' for the en-US locale</text:p>
      <text:p text:style-name="Preformatted_20_Text">$now-&gt;i18nFormat();</text:p>
      <text:p text:style-name="Preformatted_20_Text"/>
      <text:p text:style-name="Preformatted_20_Text">// Use the full date and time format</text:p>
      <text:p text:style-name="Preformatted_20_Text">$now-&gt;i18nFormat(\IntlDateFormatter::FULL);</text:p>
      <text:p text:style-name="Preformatted_20_Text"/>
      <text:p text:style-name="Preformatted_20_Text">// Use full date but short time format</text:p>
      <text:p text:style-name="Preformatted_20_Text">$now-&gt;i18nFormat([\IntlDateFormatter::FULL, \IntlDateFormatter::SHORT]);</text:p>
      <text:p text:style-name="Preformatted_20_Text"/>
      <text:p text:style-name="Preformatted_20_Text">// Outputs '2014-10-31 00:00:00'</text:p>
      <text:p text:style-name="P38">$now-&gt;i18nFormat('yyyy-MM-dd HH:mm:ss');</text:p>
      <text:p text:style-name="P5">Configurando o Locale Padrão e o Formato de String</text:p>
      <text:p text:style-name="P24"/>
      <text:p text:style-name="P36">// The same method exists on Date, FrozenDate, and FrozenTime</text:p>
      <text:p text:style-name="P38">Time::setDefaultLocale('<text:span text:style-name="T4">pt</text:span>-<text:span text:style-name="T4">BR</text:span>');</text:p>
      <text:p text:style-name="P6">Datas</text:p>
      <text:p text:style-name="P25"/>
      <text:p text:style-name="P25"><text:bookmark text:name="result_box"/><text:span text:style-name="T5">A classe Date no CakePHP implementa a mesma API e métodos que o Time\ I18n\. A principal diferença entre hora e data é que Data não acompanha componentes de tempo, e está sempre em UTC. Como um exemplo:</text:span> </text:p>
      <text:p text:style-name="P25"/>
      <text:p text:style-name="P37">use Cake\I18n\Date;</text:p>
      <text:p text:style-name="Preformatted_20_Text">$date = new Date('2015-06-15');</text:p>
      <text:p text:style-name="Preformatted_20_Text"/>
      <text:p text:style-name="Preformatted_20_Text">$date-&gt;modify('+2 hours');</text:p>
      <text:p text:style-name="Preformatted_20_Text">// Outputs 2015-06-15 00:00:00</text:p>
      <text:p text:style-name="Preformatted_20_Text">echo $date-&gt;format('Y-m-d H:i:s');</text:p>
      <text:p text:style-name="Preformatted_20_Text"/>
      <text:p text:style-name="Preformatted_20_Text">$date-&gt;modify('+36 hours');</text:p>
      <text:p text:style-name="Preformatted_20_Text">// Outputs 2015-06-15 00:00:00</text:p>
      <text:p text:style-name="P38">echo $date-&gt;format('Y-m-d H:i:s');</text:p>
      <text:p text:style-name="P25"/>
      <text:p text:style-name="P26">Mais em:</text:p>
      <text:p text:style-name="P26"><text:a xlink:type="simple" xlink:href="http://book.cakephp.org/3.0/en/views/helpers/time.html" text:style-name="Internet_20_link" text:visited-style-name="Visited_20_Internet_20_Link">http://book.cakephp.org/3.0/en/views/helpers/time.html</text:a> </text:p>
      <text:p text:style-name="P26"><text:a xlink:type="simple" xlink:href="http://book.cakephp.org/3.0/en/core-libraries/time.html" text:style-name="Internet_20_link" text:visited-style-name="Visited_20_Internet_20_Link">http://book.cakephp.org/3.0/en/core-libraries/time.html</text:a> </text:p>
      <text:p text:style-name="P26"><text:a xlink:type="simple" xlink:href="http://book.cakephp.org/3.0/en/core-libraries/internationalization-and-localization.html#parsing-localized-dates" text:style-name="Internet_20_link" text:visited-style-name="Visited_20_Internet_20_Link">http://book.cakephp.org/3.0/en/core-libraries/internationalization-and-localization.html#parsing-localized-dates</text:a> </text:p>
      <text:p text:style-name="P24"/>
      <text:p text:style-name="P2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3:54:35.455000000</meta:creation-date>
    <dc:date>2016-05-11T14:20:03.596000000</dc:date>
    <meta:editing-duration>PT25M17S</meta:editing-duration>
    <meta:editing-cycles>24</meta:editing-cycles>
    <meta:generator>LibreOffice/5.1.2.2$Windows_x86 LibreOffice_project/d3bf12ecb743fc0d20e0be0c58ca359301eb705f</meta:generator>
    <meta:document-statistic meta:table-count="0" meta:image-count="0" meta:object-count="0" meta:page-count="3" meta:paragraph-count="107" meta:word-count="475" meta:character-count="3916" meta:non-whitespace-character-count="3439"/>
  </office:meta>
</office:document-meta>
</file>